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ject 5 Harry Potter Webapplicatie </text:p>
      <text:p text:style-name="Standard"/>
      <text:p text:style-name="Standard">Ben jij een muggle of wizard? </text:p>
      <text:p text:style-name="Standard">Begeef je in de wereld van Harry Potter! </text:p>
      <text:p text:style-name="Standard">Je wordt gesorteerd door de sorteerhoed in een van de Houses: Gryffindor, Slytherin, Ravenclaw of Hufflepuff. </text:p>
      <text:p text:style-name="Standard"/>
      <text:p text:style-name="Standard">Samen met klasgenoten kun je vakken volgen op de campus, gegoten in de vorm van een forum. Ook kun je punten verdienen voor je House, die aan het einde hopelijk de Housecup wint! </text:p>
      <text:p text:style-name="Standard"/>
      <text:p text:style-name="Standard">Vragen lijst intervieuw: <text:line-break/><text:line-break/>Wat heeft u precies voor ogen voor deze webapplicatie?<text:line-break/>Wat moet hier allemaal in zitten?<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3M37S</meta:editing-duration>
    <meta:editing-cycles>4</meta:editing-cycles>
    <meta:generator>OpenOffice/4.1.3$Win32 OpenOffice.org_project/413m1$Build-9783</meta:generator>
    <dc:date>2018-02-08T17:25:31.81</dc:date>
    <dc:creator>johnny weening</dc:creator>
    <meta:document-statistic meta:table-count="0" meta:image-count="0" meta:object-count="0" meta:page-count="1" meta:paragraph-count="6" meta:word-count="86" meta:character-count="513"/>
    <meta:user-defined meta:name="Info 1"/>
    <meta:user-defined meta:name="Info 2"/>
    <meta:user-defined meta:name="Info 3"/>
    <meta:user-defined meta:name="Info 4"/>
  </office:meta>
</office:document-meta>
</file>